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0c39c4" style:font-size-asian="9pt" style:font-name-complex="Courier New" style:font-size-complex="9pt"/>
    </style:style>
    <style:style style:name="P2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3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0c39c4" style:font-size-asian="8pt" style:font-name-complex="Courier New" style:font-size-complex="8pt"/>
    </style:style>
    <style:style style:name="P4" style:family="paragraph" style:parent-style-name="Standard">
      <style:paragraph-properties fo:margin-top="0.085cm" fo:margin-bottom="0.085cm" loext:contextual-spacing="false"/>
      <style:text-properties style:font-name="Calibri" fo:font-size="8pt" officeooo:rsid="000b8384" officeooo:paragraph-rsid="000c39c4" style:font-size-asian="8pt" style:font-name-complex="Courier New" style:font-size-complex="8pt"/>
    </style:style>
    <style:style style:name="P5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0c39c4" style:font-size-asian="8pt" style:font-weight-asian="bold" style:font-name-complex="Courier New" style:font-size-complex="8pt"/>
    </style:style>
    <style:style style:name="P6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0c39c4" style:font-size-asian="16pt" style:font-weight-asian="bold" style:font-name-complex="Courier New" style:font-size-complex="16pt"/>
    </style:style>
    <style:style style:name="P7" style:family="paragraph" style:parent-style-name="Standard" style:master-page-name="Standard">
      <style:paragraph-properties fo:margin-top="0.085cm" fo:margin-bottom="0.085cm" loext:contextual-spacing="false" style:page-number="auto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8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style:font-name="Calibri" officeooo:paragraph-rsid="000c39c4"/>
    </style:style>
    <style:style style:name="P9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officeooo:paragraph-rsid="000c39c4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font-weight="bold" style:font-size-asian="10pt" style:font-weight-asian="bold" style:font-name-complex="Courier New" style:font-size-complex="10pt"/>
    </style:style>
    <style:style style:name="T3" style:family="text">
      <style:text-properties fo:font-size="10pt" style:font-size-asian="10pt" style:font-name-complex="Courier New" style:font-size-complex="10pt"/>
    </style:style>
    <style:style style:name="T4" style:family="text">
      <style:text-properties fo:font-size="10pt" officeooo:rsid="000c9b3d" style:font-size-asian="10pt" style:font-name-complex="Courier New" style:font-size-complex="10pt"/>
    </style:style>
    <style:style style:name="T5" style:family="text">
      <style:text-properties style:font-name="Calibri" fo:font-size="10pt" fo:font-weight="bold" style:font-size-asian="10pt" style:font-weight-asian="bold" style:font-name-complex="Courier New" style:font-size-complex="10pt"/>
    </style:style>
    <style:style style:name="T6" style:family="text">
      <style:text-properties style:font-name="Calibri" fo:font-size="10pt" style:font-size-asian="10pt" style:font-name-complex="Courier New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INSTRUCTIONS NOTES: AUTOMATION WITH VISUAL BASIC </text:p>
      <text:p text:style-name="P6">FOR APPLICATIONS (VBA) IN MICROSOFT EXCEL</text:p>
      <text:p text:style-name="P2"/>
      <text:p text:style-name="P2"/>
      <text:p text:style-name="P2"/>
      <text:p text:style-name="P2"/>
      <text:p text:style-name="P2"/>
      <text:p text:style-name="P8"><text:span text:style-name="T2">@COMPANY:</text:span><text:span text:style-name="T3"> USBONG SOCIAL SYSTEMS, INC. (WWW.USBONG.PH)</text:span></text:p>
      <text:p text:style-name="P8"><text:span text:style-name="T2">@AUTHOR:</text:span><text:span text:style-name="T3"> SYSON, MICHAEL</text:span></text:p>
      <text:p text:style-name="P8"><text:span text:style-name="T2">@DATE CREATED:</text:span><text:span text:style-name="T3"> 2020-06-13</text:span></text:p>
      <text:p text:style-name="P8"><text:span text:style-name="T2">@LAST UPDATED:</text:span><text:span text:style-name="T3"> 2020-06-</text:span><text:span text:style-name="T4">22</text:span></text:p>
      <text:p text:style-name="P8"><text:span text:style-name="T2">@OPEN SOURCE:</text:span><text:span text:style-name="T3"> APACHE LICENSE VERSION 2.0</text:span></text:p>
      <text:p text:style-name="P9"><text:span text:style-name="T5">@REFERENCE:</text:span><text:span text:style-name="T6"> MICROSOFT. (2019). “GETTING STARTED WITH VBA IN OFFICE”. </text:span><text:a xlink:type="simple" xlink:href="https://docs.microsoft.com/en-us/office/vba/library-reference/concepts/getting-started-with-vba-in-office" text:style-name="Internet_20_link" text:visited-style-name="Visited_20_Internet_20_Link"><text:span text:style-name="T6">https://docs.microsoft.com/en-us/office/vba/library-reference/concepts/getting-started-with-vba-in-office</text:span></text:a><text:span text:style-name="T6">; LAST ACCESSED: 2020061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/></text:p>
      <text:p text:style-name="P3"><text:soft-page-break/><text:span text:style-name="T1">I</text:span><text:bookmark-start text:name="__DdeLink__274_2871064860"/><text:span text:style-name="T1">NSTRUCTIONS NOTES: AUTOMATION WITH VISUAL BASIC FOR APPLICATIONS (VBA) IN MICROSOFT EXCEL</text:span></text:p>
      <text:p text:style-name="P5"/>
      <text:p text:style-name="P5">1) FILE: SAVE AS</text:p>
      <text:p text:style-name="P3">Application.ActiveWorkbook.SaveAs ("New Name.xlsm")</text:p>
      <text:p text:style-name="P5"/>
      <text:p text:style-name="P5">2) FILE: SAVE</text:p>
      <text:p text:style-name="P3">Application.ActiveWorkbook.Save</text:p>
      <text:p text:style-name="P5"/>
      <text:p text:style-name="P5">3) CELL: SELECT</text:p>
      <text:p text:style-name="P3">Application.ActiveSheet.Range("A1").Select</text:p>
      <text:p text:style-name="P3">Application.Selection.Value = "Kumusta!"</text:p>
      <text:p text:style-name="P5"/>
      <text:p text:style-name="P5">4) <text:s/>CELL: SET VALUE and FORMAT</text:p>
      <text:p text:style-name="P3">Sub Macro1()</text:p>
      <text:p text:style-name="P3"><text:s text:c="4"/>Worksheets(1).Range("A1").Value = "Kumusta!"</text:p>
      <text:p text:style-name="P3"><text:s text:c="4"/>Worksheets(1).Range("A1").Borders(xlEdgeBottom).LineStyle = xlDouble</text:p>
      <text:p text:style-name="P3"><text:s text:c="4"/>Worksheets(1).Range("A1").Interior.Color = vbGreen</text:p>
      <text:p text:style-name="P3"><text:s text:c="4"/>Worksheets(1).Range("A1").Font.FontStyle = "Bold"</text:p>
      <text:p text:style-name="P3"><text:s text:c="4"/>'Worksheets(1).Range("A1").NumberFormat = "0.00"</text:p>
      <text:p text:style-name="P3">End Sub</text:p>
      <text:p text:style-name="P5"/>
      <text:p text:style-name="P5">5) <text:s/>CONTAINERS: VARIABLES</text:p>
      <text:p text:style-name="P3">Dim sVariable As String</text:p>
      <text:p text:style-name="P3">sVariable = "Kumusta!"</text:p>
      <text:p text:style-name="P3">Worksheets(1).Range("A1").Value = sVariable<text:tab/><text:tab/></text:p>
      <text:p text:style-name="P5"/>
      <text:p text:style-name="P5">6) CONDITIONS &amp; BRANCHING</text:p>
      <text:p text:style-name="P3">Sub Macro1()</text:p>
      <text:p text:style-name="P3"><text:s text:c="4"/>If Worksheets(1).Range("A1").Value = "Yes!" Then</text:p>
      <text:p text:style-name="P3"><text:s text:c="8"/>Worksheets(1).Range("B1").Value = "LAUREL, MIKHAIL"</text:p>
      <text:p text:style-name="P3"><text:s text:c="4"/>Else</text:p>
      <text:p text:style-name="P3"><text:s text:c="8"/>MsgBox "Put Yes! in cell A1"</text:p>
      <text:p text:style-name="P3"><text:s text:c="4"/>End If</text:p>
      <text:p text:style-name="P3"/>
      <text:p text:style-name="P3"><text:s text:c="4"/>Worksheets(1).UsedRange.EntireColumn.AutoFit</text:p>
      <text:p text:style-name="P3">End Sub</text:p>
      <text:p text:style-name="P5"/>
      <text:p text:style-name="P5">7) LOOPS &amp; CONTAINERS</text:p>
      <text:p text:style-name="P3">Sub Macro2()</text:p>
      <text:p text:style-name="P3"><text:s text:c="4"/>Dim inputWorksheet</text:p>
      <text:p text:style-name="P3"><text:s text:c="4"/>Dim medicalDoctorContainer</text:p>
      <text:p text:style-name="P3"><text:s text:c="4"/>Dim iMedicalDoctorContainerCount</text:p>
      <text:p text:style-name="P3"><text:s text:c="4"/>Dim iColumnCount</text:p>
      <text:p text:style-name="P3"><text:s text:c="4"/></text:p>
      <text:p text:style-name="P3"><text:s text:c="4"/>Set inputWorksheet = ActiveWorkbook.ActiveSheet</text:p>
      <text:p text:style-name="P3"><text:s text:c="4"/>Set medicalDoctorContainer = New Collection <text:s text:c="3"/></text:p>
      <text:p text:style-name="P3"><text:s text:c="4"/>iMedicalDoctorContainerCount = 1</text:p>
      <text:p text:style-name="P3"><text:s text:c="4"/>iColumnCount = 2 'start at column C</text:p>
      <text:p text:style-name="P3"/>
      <text:p text:style-name="P3"><text:s text:c="4"/>For Each Column In inputWorksheet.Columns</text:p>
      <text:p text:style-name="P3"><text:s text:c="7"/>sOutputWorksheetName = "" &amp; inputWorksheet.Cells(1, iColumnCount).Value 'medical doctor name</text:p>
      <text:p text:style-name="P3"><text:s text:c="7"/>medicalDoctorContainer.Add sOutputWorksheetName, CStr(iMedicalDoctorContainerCount)</text:p>
      <text:p text:style-name="P3"><text:s text:c="8"/></text:p>
      <text:p text:style-name="P3"><text:s text:c="7"/>MsgBox (medicalDoctorContainer(CStr(iMedicalDoctorContainerCount)))</text:p>
      <text:p text:style-name="P3"><text:s text:c="12"/></text:p>
      <text:p text:style-name="P3"><text:s text:c="7"/>iMedicalDoctorContainerCount = iMedicalDoctorContainerCount + 1 <text:s text:c="15"/></text:p>
      <text:p text:style-name="P3"><text:s text:c="7"/>iColumnCount = iColumnCount + 1</text:p>
      <text:p text:style-name="P3"><text:s text:c="7"/>If IsEmpty(inputWorksheet.Cells(1, iColumnCount).Value) Then</text:p>
      <text:p text:style-name="P3"><text:s text:c="12"/>Exit For</text:p>
      <text:p text:style-name="P3"><text:s text:c="7"/>End If</text:p>
      <text:p text:style-name="P3"><text:s text:c="4"/>Next</text:p>
      <text:p text:style-name="P4">End Sub<text:bookmark-end text:name="__DdeLink__274_287106486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cm" fo:margin-bottom="2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1:21:13.922429649</meta:creation-date>
    <meta:print-date>2020-06-22T11:40:35.281888519</meta:print-date>
    <dc:date>2020-06-22T11:46:20.064531514</dc:date>
    <meta:editing-duration>PT14M44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2" meta:paragraph-count="61" meta:word-count="214" meta:character-count="2342" meta:non-whitespace-character-count="1984"/>
  </office:meta>
</office:document-meta>
</file>